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9000000DC9DBEDD4AEFA9493D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5.089cm" svg:height="93.37cm" svg:x="1.349cm" svg:y="1.347cm">
          <draw:image xlink:href="Pictures/1000000000000C9000000DC9DBEDD4AEFA9493D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8cm" fo:page-height="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0:43:50.249694456</meta:creation-date>
    <dc:date>2022-03-22T11:03:55.251138549</dc:date>
    <meta:editing-duration>PT10M4S</meta:editing-duration>
    <meta:editing-cycles>1</meta:editing-cycles>
    <meta:document-statistic meta:object-count="1"/>
    <meta:generator>LibreOffice/6.4.7.2$Linux_X86_64 LibreOffice_project/40$Build-2</meta:generator>
  </office:meta>
</office:document-meta>
</file>